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 style:data-style-name="N2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isson Serial 1.0</text:p>
          </table:table-cell>
          <table:covered-table-cell table:number-columns-repeated="2" table:style-name="ce4"/>
          <table:table-cell table:style-name="ce4" office:value-type="string" calcext:value-type="string">
            <text:p>##</text:p>
          </table:table-cell>
          <table:table-cell table:style-name="ce1" office:value-type="string" calcext:value-type="string" table:number-columns-spanned="3" table:number-rows-spanned="1">
            <text:p>Poisson Serial 1.2</text:p>
          </table:table-cell>
          <table:covered-table-cell table:number-columns-repeated="2" table:style-name="ce4"/>
          <table:table-cell table:style-name="ce4" office:value-type="string" calcext:value-type="string">
            <text:p>##</text:p>
          </table:table-cell>
          <table:table-cell table:style-name="ce1" office:value-type="string" calcext:value-type="string" table:number-columns-spanned="3" table:number-rows-spanned="1">
            <text:p>Poisson Serial 1.5</text:p>
          </table:table-cell>
          <table:covered-table-cell table:number-columns-repeated="2" table:style-name="ce4"/>
          <table:table-cell table:style-name="ce4" office:value-type="string" calcext:value-type="string">
            <text:p>##</text:p>
          </table:table-cell>
          <table:table-cell table:style-name="ce1" office:value-type="string" calcext:value-type="string" table:number-columns-spanned="3" table:number-rows-spanned="1">
            <text:p>Poisson Serial 1.6</text:p>
          </table:table-cell>
          <table:covered-table-cell table:number-columns-repeated="2" table:style-name="ce4"/>
          <table:table-cell table:style-name="ce4" office:value-type="string" calcext:value-type="string">
            <text:p>##</text:p>
          </table:table-cell>
          <table:table-cell table:style-name="ce1" office:value-type="string" calcext:value-type="string" table:number-columns-spanned="3" table:number-rows-spanned="1">
            <text:p>Poisson Serial 1.7</text:p>
          </table:table-cell>
          <table:covered-table-cell table:number-columns-repeated="2" table:style-name="ce4"/>
          <table:table-cell table:style-name="ce4" table:number-columns-repeated="1005"/>
        </table:table-row>
        <table:table-row table:style-name="ro1"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4"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4"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4"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4"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036.465779" calcext:value-type="float">
            <text:p>2036.465779</text:p>
          </table:table-cell>
          <table:table-cell table:style-name="ce5" office:value-type="float" office:value="11431.545314" calcext:value-type="float">
            <text:p>11431.5453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039.531675" calcext:value-type="float">
            <text:p>2039.531675</text:p>
          </table:table-cell>
          <table:table-cell table:style-name="ce5" office:value-type="float" office:value="11419.387745" calcext:value-type="float">
            <text:p>11419.3877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101.128177" calcext:value-type="float">
            <text:p>2101.128177</text:p>
          </table:table-cell>
          <table:table-cell table:style-name="ce5" office:value-type="float" office:value="11771.255254" calcext:value-type="float">
            <text:p>11771.2552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098.955337" calcext:value-type="float">
            <text:p>2098.955337</text:p>
          </table:table-cell>
          <table:table-cell table:style-name="ce5" office:value-type="float" office:value="11758.77609" calcext:value-type="float">
            <text:p>11758.776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098.166289" calcext:value-type="float">
            <text:p>2098.166289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031.336094" calcext:value-type="float">
            <text:p>2031.336094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039.575584" calcext:value-type="float">
            <text:p>2039.575584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101.179474" calcext:value-type="float">
            <text:p>2101.179474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099.030906" calcext:value-type="float">
            <text:p>2099.030906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2032.681937" calcext:value-type="float">
            <text:p>2032.681937</text:p>
          </table:table-cell>
          <table:table-cell table:style-name="ce5" office:value-type="float" office:value="11393.337617" calcext:value-type="float">
            <text:p>11393.337617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039.939648" calcext:value-type="float">
            <text:p>2039.939648</text:p>
          </table:table-cell>
          <table:table-cell table:style-name="ce5" office:value-type="float" office:value="11419.592336" calcext:value-type="float">
            <text:p>11419.592336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101.093092" calcext:value-type="float">
            <text:p>2101.093092</text:p>
          </table:table-cell>
          <table:table-cell table:style-name="ce5" office:value-type="float" office:value="11771.646467" calcext:value-type="float">
            <text:p>11771.646467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099.314373" calcext:value-type="float">
            <text:p>2099.314373</text:p>
          </table:table-cell>
          <table:table-cell table:style-name="ce5" office:value-type="float" office:value="11759.688552" calcext:value-type="float">
            <text:p>11759.688552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030.864385" calcext:value-type="float">
            <text:p>2030.86438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039.595189" calcext:value-type="float">
            <text:p>2039.595189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100.814678" calcext:value-type="float">
            <text:p>2100.814678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098.97475" calcext:value-type="float">
            <text:p>2098.9747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2030.729915" calcext:value-type="float">
            <text:p>2030.729915</text:p>
          </table:table-cell>
          <table:table-cell table:style-name="ce5" office:value-type="float" office:value="11403.125973" calcext:value-type="float">
            <text:p>11403.125973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040.412943" calcext:value-type="float">
            <text:p>2040.412943</text:p>
          </table:table-cell>
          <table:table-cell table:style-name="ce5" office:value-type="float" office:value="11419.590286" calcext:value-type="float">
            <text:p>11419.59028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101.293149" calcext:value-type="float">
            <text:p>2101.293149</text:p>
          </table:table-cell>
          <table:table-cell table:style-name="ce5" office:value-type="float" office:value="11768.751333" calcext:value-type="float">
            <text:p>11768.751333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098.930216" calcext:value-type="float">
            <text:p>2098.930216</text:p>
          </table:table-cell>
          <table:table-cell table:style-name="ce5"/>
          <table:table-cell/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2031.287933" calcext:value-type="float">
            <text:p>2031.287933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2039.675952" calcext:value-type="float">
            <text:p>2039.675952</text:p>
          </table:table-cell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2101.142936" calcext:value-type="float">
            <text:p>2101.142936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2099.007379" calcext:value-type="float">
            <text:p>2099.007379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Métrica 1</text:p>
          </table:table-cell>
          <table:table-cell table:style-name="ce5" table:formula="of:=MIN([.B3:.B7])" office:value-type="float" office:value="2030.729915" calcext:value-type="float">
            <text:p/>
          </table:table-cell>
          <table:table-cell table:style-name="ce5" table:formula="of:=MIN([.C3:.C7])" office:value-type="float" office:value="11393.337617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F3:.F8])" office:value-type="float" office:value="2039.531675" calcext:value-type="float">
            <text:p/>
          </table:table-cell>
          <table:table-cell table:style-name="ce5" table:formula="of:=MIN([.G3:.G7])" office:value-type="float" office:value="11419.387745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J3:.J8])" office:value-type="float" office:value="2100.814678" calcext:value-type="float">
            <text:p/>
          </table:table-cell>
          <table:table-cell table:style-name="ce5" table:formula="of:=MIN([.K3:.K7])" office:value-type="float" office:value="11768.751333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N3:.N8])" office:value-type="float" office:value="2098.930216" calcext:value-type="float">
            <text:p/>
          </table:table-cell>
          <table:table-cell table:style-name="ce5" table:formula="of:=MIN([.O3:.O7])" office:value-type="float" office:value="11758.77609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R3:.R8])" office:value-type="float" office:value="2098.166289" calcext:value-type="float">
            <text:p/>
          </table:table-cell>
          <table:table-cell table:style-name="ce5" table:formula="of:=MIN([.S3:.S7]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Métrica 2</text:p>
          </table:table-cell>
          <table:table-cell table:style-name="ce5" table:formula="of:=AVERAGE([.B3:.B7])" office:value-type="float" office:value="2032.415622" calcext:value-type="float">
            <text:p/>
          </table:table-cell>
          <table:table-cell table:style-name="ce5" table:formula="of:=AVERAGE([.C3:.C7])" office:value-type="float" office:value="11409.3363013333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F3:.F8])" office:value-type="float" office:value="2039.7884985" calcext:value-type="float">
            <text:p/>
          </table:table-cell>
          <table:table-cell table:style-name="ce5" table:formula="of:=AVERAGE([.G3:.G7])" office:value-type="float" office:value="11419.5234556667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J3:.J8])" office:value-type="float" office:value="2101.10858433333" calcext:value-type="float">
            <text:p/>
          </table:table-cell>
          <table:table-cell table:style-name="ce5" table:formula="of:=AVERAGE([.K3:.K7])" office:value-type="float" office:value="11770.551018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N3:.N8])" office:value-type="float" office:value="2099.0354935" calcext:value-type="float">
            <text:p/>
          </table:table-cell>
          <table:table-cell table:style-name="ce5" table:formula="of:=AVERAGE([.O3:.O7])" office:value-type="float" office:value="11759.232321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R3:.R8])" office:value-type="float" office:value="2098.166289" calcext:value-type="float">
            <text:p/>
          </table:table-cell>
          <table:table-cell table:style-name="ce5" table:formula="of:=AVERAGE([.S3:.S7])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/>
          <table:table-cell table:style-name="ce5" table:formula="of:=[.B10]/60" office:value-type="float" office:value="33.8735937" calcext:value-type="float">
            <text:p/>
          </table:table-cell>
          <table:table-cell table:style-name="ce5" table:formula="of:=([.C10]/60)/60" office:value-type="float" office:value="3.1692600837037" calcext:value-type="float">
            <text:p/>
          </table:table-cell>
          <table:table-cell table:number-columns-repeated="2"/>
          <table:table-cell table:style-name="ce5" table:formula="of:=[.F10]/60" office:value-type="float" office:value="33.996474975" calcext:value-type="float">
            <text:p/>
          </table:table-cell>
          <table:table-cell table:style-name="ce5" table:formula="of:=([.G10]/60)/60" office:value-type="float" office:value="3.1720898487963" calcext:value-type="float">
            <text:p/>
          </table:table-cell>
          <table:table-cell table:number-columns-repeated="2"/>
          <table:table-cell table:style-name="ce5" table:formula="of:=[.J10]/60" office:value-type="float" office:value="35.0184764055556" calcext:value-type="float">
            <text:p/>
          </table:table-cell>
          <table:table-cell table:style-name="ce5" table:formula="of:=([.K10]/60)/60" office:value-type="float" office:value="3.269597505" calcext:value-type="float">
            <text:p/>
          </table:table-cell>
          <table:table-cell table:number-columns-repeated="2"/>
          <table:table-cell table:style-name="ce5" table:formula="of:=[.N10]/60" office:value-type="float" office:value="34.9839248916667" calcext:value-type="float">
            <text:p/>
          </table:table-cell>
          <table:table-cell table:style-name="ce5" table:formula="of:=([.O10]/60)/60" office:value-type="float" office:value="3.2664534225" calcext:value-type="float">
            <text:p/>
          </table:table-cell>
          <table:table-cell table:number-columns-repeated="2"/>
          <table:table-cell table:style-name="ce5" table:formula="of:=[.R10]/60" office:value-type="float" office:value="34.96943815" calcext:value-type="float">
            <text:p/>
          </table:table-cell>
          <table:table-cell table:style-name="ce5" table:formula="of:=([.S10]/60)/60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ITERACAO</text:p>
          </table:table-cell>
          <table:table-cell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ERRO</text:p>
          </table:table-cell>
          <table:table-cell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7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06"/>
        </table:table-row>
        <table:table-row table:style-name="ro1">
          <table:table-cell/>
          <table:table-cell table:style-name="ce8" table:formula="of:=([.B10]-[.B9])/[.B10]" office:value-type="percentage" office:value="0.000829410570236255" calcext:value-type="percentage">
            <text:p/>
          </table:table-cell>
          <table:table-cell table:style-name="ce8" table:formula="of:=([.C10]-[.C9])/[.C10]" office:value-type="percentage" office:value="0.00140224496068766" calcext:value-type="percentage">
            <text:p/>
          </table:table-cell>
          <table:table-cell table:number-columns-repeated="2"/>
          <table:table-cell table:style-name="ce8" table:formula="of:=([.F10]-[.F9])/[.F10]" office:value-type="percentage" office:value="0.000125906926227386" calcext:value-type="percentage">
            <text:p/>
          </table:table-cell>
          <table:table-cell table:style-name="ce8" table:formula="of:=([.G10]-[.G9])/[.G10]" office:value-type="percentage" office:value="0.0000118840919408087" calcext:value-type="percentage">
            <text:p/>
          </table:table-cell>
          <table:table-cell table:number-columns-repeated="2"/>
          <table:table-cell table:style-name="ce8" table:formula="of:=([.J10]-[.J9])/[.J10]" office:value-type="percentage" office:value="0.000139881553730637" calcext:value-type="percentage">
            <text:p/>
          </table:table-cell>
          <table:table-cell table:style-name="ce8" table:formula="of:=([.K10]-[.K9])/[.K10]" office:value-type="percentage" office:value="0.000152897260055709" calcext:value-type="percentage">
            <text:p/>
          </table:table-cell>
          <table:table-cell table:number-columns-repeated="2"/>
          <table:table-cell table:style-name="ce8" table:formula="of:=([.N10]-[.N9])/[.N10]" office:value-type="percentage" office:value="0.0000501551785693181" calcext:value-type="percentage">
            <text:p/>
          </table:table-cell>
          <table:table-cell table:style-name="ce8" table:formula="of:=([.O10]-[.O9])/[.O10]" office:value-type="percentage" office:value="0.0000387976857286308" calcext:value-type="percentage">
            <text:p/>
          </table:table-cell>
          <table:table-cell table:number-columns-repeated="2"/>
          <table:table-cell table:style-name="ce8" table:formula="of:=([.R10]-[.R9])/[.R10]" office:value-type="percentage" office:value="0" calcext:value-type="percentage">
            <text:p/>
          </table:table-cell>
          <table:table-cell table:style-name="ce8" table:formula="of:=([.S10]-[.S9])/[.S10]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3" table:number-rows-spanned="1">
            <text:p>Poisson Serial 1.0 GPU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Poisson Serial 1.2 GPU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Poisson Serial 1.5 GPU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Poisson Serial 1.6 GPU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Poisson Serial 1.6 GPU</text:p>
          </table:table-cell>
          <table:covered-table-cell table:number-columns-repeated="2" table:style-name="ce4"/>
          <table:table-cell table:style-name="ce10" table:number-columns-repeated="1005"/>
        </table:table-row>
        <table:table-row table:style-name="ro1"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table:style-name="ce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66.136349" calcext:value-type="float">
            <text:p>1066.136349</text:p>
          </table:table-cell>
          <table:table-cell table:style-name="ce5" office:value-type="float" office:value="5981.013218" calcext:value-type="float">
            <text:p>5981.0132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119.954329" calcext:value-type="float">
            <text:p>1119.954329</text:p>
          </table:table-cell>
          <table:table-cell table:style-name="ce5" office:value-type="float" office:value="6480.83118" calcext:value-type="float">
            <text:p>6480.83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121.152849" calcext:value-type="float">
            <text:p>1121.152849</text:p>
          </table:table-cell>
          <table:table-cell table:style-name="ce5" office:value-type="float" office:value="6531.210643" calcext:value-type="float">
            <text:p>6531.21064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122.202188" calcext:value-type="float">
            <text:p>1122.202188</text:p>
          </table:table-cell>
          <table:table-cell table:style-name="ce5" office:value-type="float" office:value="6506.780701" calcext:value-type="float">
            <text:p>6506.7807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111.259146" calcext:value-type="float">
            <text:p>1111.259146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067.139959" calcext:value-type="float">
            <text:p>1067.139959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117.986574" calcext:value-type="float">
            <text:p>1117.9865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1123.519404" calcext:value-type="float">
            <text:p>1123.519404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120.401411" calcext:value-type="float">
            <text:p>1120.401411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109.566326" calcext:value-type="float">
            <text:p>1109.566326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1066.821119" calcext:value-type="float">
            <text:p>1066.821119</text:p>
          </table:table-cell>
          <table:table-cell table:style-name="ce5" office:value-type="float" office:value="5987.850999" calcext:value-type="float">
            <text:p>5987.85099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1119.330387" calcext:value-type="float">
            <text:p>1119.330387</text:p>
          </table:table-cell>
          <table:table-cell table:style-name="ce5" office:value-type="float" office:value="6482.027124" calcext:value-type="float">
            <text:p>6482.0271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1125.295967" calcext:value-type="float">
            <text:p>1125.295967</text:p>
          </table:table-cell>
          <table:table-cell table:style-name="ce5" office:value-type="float" office:value="6531.556184" calcext:value-type="float">
            <text:p>6531.55618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1122.5403" calcext:value-type="float">
            <text:p>1122.5403</text:p>
          </table:table-cell>
          <table:table-cell table:style-name="ce5" office:value-type="float" office:value="6538.01592" calcext:value-type="float">
            <text:p>6538.01592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158.649566" calcext:value-type="float">
            <text:p>1158.649566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1119.884195" calcext:value-type="float">
            <text:p>1119.88419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1125.041005" calcext:value-type="float">
            <text:p>1125.04100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1121.883897" calcext:value-type="float">
            <text:p>1121.883897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1065.126838" calcext:value-type="float">
            <text:p>1065.126838</text:p>
          </table:table-cell>
          <table:table-cell table:style-name="ce5" office:value-type="float" office:value="5974.828496" calcext:value-type="float">
            <text:p>5974.82849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1119.837033" calcext:value-type="float">
            <text:p>1119.837033</text:p>
          </table:table-cell>
          <table:table-cell table:style-name="ce5" office:value-type="float" office:value="6479.481302" calcext:value-type="float">
            <text:p>6479.4813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1127.416535" calcext:value-type="float">
            <text:p>1127.416535</text:p>
          </table:table-cell>
          <table:table-cell table:style-name="ce5" office:value-type="float" office:value="6552.330229" calcext:value-type="float">
            <text:p>6552.330229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1122.337414" calcext:value-type="float">
            <text:p>1122.337414</text:p>
          </table:table-cell>
          <table:table-cell table:style-name="ce5" office:value-type="float" office:value="6508.073022" calcext:value-type="float">
            <text:p>6508.073022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1066.610121" calcext:value-type="float">
            <text:p>1066.610121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120.161276" calcext:value-type="float">
            <text:p>1120.161276</text:p>
          </table:table-cell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128.212714" calcext:value-type="float">
            <text:p>1128.212714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126.173443" calcext:value-type="float">
            <text:p>1126.173443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Métrica 1</text:p>
          </table:table-cell>
          <table:table-cell table:style-name="ce5" table:formula="of:=MIN([.B18:.B23])" office:value-type="float" office:value="1065.126838" calcext:value-type="float">
            <text:p/>
          </table:table-cell>
          <table:table-cell table:style-name="ce5" table:formula="of:=MIN([.C18:.C22])" office:value-type="float" office:value="5974.828496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F18:.F23])" office:value-type="float" office:value="1117.986574" calcext:value-type="float">
            <text:p/>
          </table:table-cell>
          <table:table-cell table:style-name="ce5" table:formula="of:=MIN([.G18:.G22])" office:value-type="float" office:value="6479.481302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J18:.J23])" office:value-type="float" office:value="1121.152849" calcext:value-type="float">
            <text:p/>
          </table:table-cell>
          <table:table-cell table:style-name="ce5" table:formula="of:=MIN([.K18:.K22])" office:value-type="float" office:value="6531.210643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N18:.N23])" office:value-type="float" office:value="1120.401411" calcext:value-type="float">
            <text:p/>
          </table:table-cell>
          <table:table-cell table:style-name="ce5" table:formula="of:=MIN([.O18:.O22])" office:value-type="float" office:value="6506.780701" calcext:value-type="float">
            <text:p/>
          </table:table-cell>
          <table:table-cell/>
          <table:table-cell table:style-name="ce3" office:value-type="string" calcext:value-type="string">
            <text:p>Métrica 1</text:p>
          </table:table-cell>
          <table:table-cell table:style-name="ce5" table:formula="of:=MIN([.R18:.R23])" office:value-type="float" office:value="1109.566326" calcext:value-type="float">
            <text:p/>
          </table:table-cell>
          <table:table-cell table:style-name="ce5" table:formula="of:=MIN([.S18:.S22]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Métrica 2</text:p>
          </table:table-cell>
          <table:table-cell table:style-name="ce5" table:formula="of:=AVERAGE([.B18:.B23])" office:value-type="float" office:value="1081.74732533333" calcext:value-type="float">
            <text:p/>
          </table:table-cell>
          <table:table-cell table:style-name="ce5" table:formula="of:=AVERAGE([.C18:.C22])" office:value-type="float" office:value="5981.23090433333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F18:.F23])" office:value-type="float" office:value="1119.52563233333" calcext:value-type="float">
            <text:p/>
          </table:table-cell>
          <table:table-cell table:style-name="ce5" table:formula="of:=AVERAGE([.G18:.G22])" office:value-type="float" office:value="6480.77986866667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J18:.J23])" office:value-type="float" office:value="1125.10641233333" calcext:value-type="float">
            <text:p/>
          </table:table-cell>
          <table:table-cell table:style-name="ce5" table:formula="of:=AVERAGE([.K18:.K22])" office:value-type="float" office:value="6538.36568533333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N18:.N23])" office:value-type="float" office:value="1122.5897755" calcext:value-type="float">
            <text:p/>
          </table:table-cell>
          <table:table-cell table:style-name="ce5" table:formula="of:=AVERAGE([.O18:.O22])" office:value-type="float" office:value="6517.62321433333" calcext:value-type="float">
            <text:p/>
          </table:table-cell>
          <table:table-cell/>
          <table:table-cell table:style-name="ce3" office:value-type="string" calcext:value-type="string">
            <text:p>Métrica 2</text:p>
          </table:table-cell>
          <table:table-cell table:style-name="ce5" table:formula="of:=AVERAGE([.R18:.R23])" office:value-type="float" office:value="1110.412736" calcext:value-type="float">
            <text:p/>
          </table:table-cell>
          <table:table-cell table:style-name="ce5" table:formula="of:=AVERAGE([.S18:.S22])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/>
          <table:table-cell table:style-name="ce5" table:formula="of:=[.B25]/60" office:value-type="float" office:value="18.0291220888889" calcext:value-type="float">
            <text:p/>
          </table:table-cell>
          <table:table-cell table:style-name="ce5" table:formula="of:=([.C25]/60)/60" office:value-type="float" office:value="1.66145302898148" calcext:value-type="float">
            <text:p/>
          </table:table-cell>
          <table:table-cell table:number-columns-repeated="2"/>
          <table:table-cell table:style-name="ce5" table:formula="of:=[.F25]/60" office:value-type="float" office:value="18.6587605388889" calcext:value-type="float">
            <text:p/>
          </table:table-cell>
          <table:table-cell table:style-name="ce5" table:formula="of:=([.G25]/60)/60" office:value-type="float" office:value="1.80021663018519" calcext:value-type="float">
            <text:p/>
          </table:table-cell>
          <table:table-cell table:number-columns-repeated="2"/>
          <table:table-cell table:style-name="ce5" table:formula="of:=[.J25]/60" office:value-type="float" office:value="18.7517735388889" calcext:value-type="float">
            <text:p/>
          </table:table-cell>
          <table:table-cell table:style-name="ce5" table:formula="of:=([.K25]/60)/60" office:value-type="float" office:value="1.81621269037037" calcext:value-type="float">
            <text:p/>
          </table:table-cell>
          <table:table-cell table:number-columns-repeated="2"/>
          <table:table-cell table:style-name="ce5" table:formula="of:=[.N25]/60" office:value-type="float" office:value="18.7098295916667" calcext:value-type="float">
            <text:p/>
          </table:table-cell>
          <table:table-cell table:style-name="ce5" table:formula="of:=([.O25]/60)/60" office:value-type="float" office:value="1.81045089287037" calcext:value-type="float">
            <text:p/>
          </table:table-cell>
          <table:table-cell table:number-columns-repeated="2"/>
          <table:table-cell table:style-name="ce5" table:formula="of:=[.R25]/60" office:value-type="float" office:value="18.5068789333333" calcext:value-type="float">
            <text:p/>
          </table:table-cell>
          <table:table-cell table:style-name="ce5" table:formula="of:=([.S25]/60)/60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ITERACAO</text:p>
          </table:table-cell>
          <table:table-cell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/>
          <table:table-cell table:style-name="ce3" office:value-type="string" calcext:value-type="string">
            <text:p>ITERACAO</text:p>
          </table:table-cell>
          <table:table-cell table:style-name="ce6" office:value-type="float" office:value="58144" calcext:value-type="float">
            <text:p>58144</text:p>
          </table:table-cell>
          <table:table-cell table:style-name="ce9" office:value-type="float" office:value="81502" calcext:value-type="float">
            <text:p>8150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ERRO</text:p>
          </table:table-cell>
          <table:table-cell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/>
          <table:table-cell table:style-name="ce3" office:value-type="string" calcext:value-type="string">
            <text:p>ERRO</text:p>
          </table:table-cell>
          <table:table-cell table:style-name="ce6" office:value-type="string" calcext:value-type="string">
            <text:p>1.0000E-05</text:p>
          </table:table-cell>
          <table:table-cell table:style-name="ce7" office:value-type="string" calcext:value-type="string">
            <text:p>9.9999E-0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8" table:formula="of:=([.B25]-[.B24])/[.B25]" office:value-type="percentage" office:value="0.0153644820228348" calcext:value-type="percentage">
            <text:p/>
          </table:table-cell>
          <table:table-cell table:style-name="ce8" table:formula="of:=([.C25]-[.C24])/[.C25]" office:value-type="percentage" office:value="0.00107041651388093" calcext:value-type="percentage">
            <text:p/>
          </table:table-cell>
          <table:table-cell table:number-columns-repeated="2"/>
          <table:table-cell table:style-name="ce8" table:formula="of:=([.F25]-[.F24])/[.F25]" office:value-type="percentage" office:value="0.00137474148771883" calcext:value-type="percentage">
            <text:p/>
          </table:table-cell>
          <table:table-cell table:style-name="ce8" table:formula="of:=([.G25]-[.G24])/[.G25]" office:value-type="percentage" office:value="0.000200371975747179" calcext:value-type="percentage">
            <text:p/>
          </table:table-cell>
          <table:table-cell table:number-columns-repeated="2"/>
          <table:table-cell table:style-name="ce8" table:formula="of:=([.J25]-[.J24])/[.J25]" office:value-type="percentage" office:value="0.00351394613877815" calcext:value-type="percentage">
            <text:p/>
          </table:table-cell>
          <table:table-cell table:style-name="ce8" table:formula="of:=([.K25]-[.K24])/[.K25]" office:value-type="percentage" office:value="0.0010943166347185" calcext:value-type="percentage">
            <text:p/>
          </table:table-cell>
          <table:table-cell table:number-columns-repeated="2"/>
          <table:table-cell table:style-name="ce8" table:formula="of:=([.N25]-[.N24])/[.N25]" office:value-type="percentage" office:value="0.001949389302985" calcext:value-type="percentage">
            <text:p/>
          </table:table-cell>
          <table:table-cell table:style-name="ce8" table:formula="of:=([.O25]-[.O24])/[.O25]" office:value-type="percentage" office:value="0.00166356860112572" calcext:value-type="percentage">
            <text:p/>
          </table:table-cell>
          <table:table-cell table:number-columns-repeated="2"/>
          <table:table-cell table:style-name="ce8" table:formula="of:=([.R25]-[.R24])/[.R25]" office:value-type="percentage" office:value="0.000762248101592474" calcext:value-type="percentage">
            <text:p/>
          </table:table-cell>
          <table:table-cell table:style-name="ce8" table:formula="of:=([.S25]-[.S24])/[.S25]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formula="of:=([.B10]-[.F10])/[.B10]" office:value-type="percentage" office:value="-0.00362764211226874" calcext:value-type="percentage">
            <text:p/>
          </table:table-cell>
          <table:table-cell table:style-name="ce8" table:formula="of:=([.C10]-[.G10])/[.C10]" office:value-type="percentage" office:value="-0.000892878784910286" calcext:value-type="percentage">
            <text:p/>
          </table:table-cell>
          <table:table-cell table:number-columns-repeated="2"/>
          <table:table-cell table:style-name="ce8" table:formula="of:=([.B10]-[.J10])/[.B10]" office:value-type="percentage" office:value="-0.0337986785723169" calcext:value-type="percentage">
            <text:p/>
          </table:table-cell>
          <table:table-cell table:style-name="ce8" table:formula="of:=([.C10]-[.K10])/[.C10]" office:value-type="percentage" office:value="-0.0316595731010652" calcext:value-type="percentage">
            <text:p/>
          </table:table-cell>
          <table:table-cell table:number-columns-repeated="2"/>
          <table:table-cell table:style-name="ce8" table:formula="of:=([.B10]-[.N10])/[.B10]" office:value-type="percentage" office:value="-0.0327786653373795" calcext:value-type="percentage">
            <text:p/>
          </table:table-cell>
          <table:table-cell table:style-name="ce8" table:formula="of:=([.C10]-[.O10])/[.C10]" office:value-type="percentage" office:value="-0.0306675174107902" calcext:value-type="percentage">
            <text:p/>
          </table:table-cell>
          <table:table-cell table:number-columns-repeated="2"/>
          <table:table-cell table:style-name="ce8" table:formula="of:=([.B10]-[.R10])/[.B10]" office:value-type="percentage" office:value="-0.0323509946923641" calcext:value-type="percentage">
            <text:p/>
          </table:table-cell>
          <table:table-cell table:style-name="ce8" table:formula="of:=([.C10]-[.S10])/[.C10]" office:value-type="string" office:string-value="" calcext:value-type="error">
            <text:p/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formula="of:=([.B25]-[.F25])/[.B25]" office:value-type="percentage" office:value="-0.0349234115169753" calcext:value-type="percentage">
            <text:p/>
          </table:table-cell>
          <table:table-cell table:style-name="ce8" table:formula="of:=([.C25]-[.G25])/[.C25]" office:value-type="percentage" office:value="-0.083519424734367" calcext:value-type="percentage">
            <text:p/>
          </table:table-cell>
          <table:table-cell table:number-columns-repeated="2"/>
          <table:table-cell table:style-name="ce8" table:formula="of:=([.B25]-[.J25])/[.B25]" office:value-type="percentage" office:value="-0.040082453623486" calcext:value-type="percentage">
            <text:p/>
          </table:table-cell>
          <table:table-cell table:style-name="ce8" table:formula="of:=([.C25]-[.K25])/[.C25]" office:value-type="percentage" office:value="-0.0931471782165049" calcext:value-type="percentage">
            <text:p/>
          </table:table-cell>
          <table:table-cell table:number-columns-repeated="2"/>
          <table:table-cell table:style-name="ce8" table:formula="of:=([.B25]-[.N25])/[.B25]" office:value-type="percentage" office:value="-0.0377559982910841" calcext:value-type="percentage">
            <text:p/>
          </table:table-cell>
          <table:table-cell table:style-name="ce8" table:formula="of:=([.C25]-[.O25])/[.C25]" office:value-type="percentage" office:value="-0.0896792514081664" calcext:value-type="percentage">
            <text:p/>
          </table:table-cell>
          <table:table-cell table:number-columns-repeated="2"/>
          <table:table-cell table:style-name="ce8" table:formula="of:=([.B25]-[.R25])/[.B25]" office:value-type="percentage" office:value="-0.0264991740634412" calcext:value-type="percentage">
            <text:p/>
          </table:table-cell>
          <table:table-cell table:style-name="ce8" table:formula="of:=([.C25]-[.S25])/[.C25]" office:value-type="string" office:string-value="" calcext:value-type="error">
            <text:p/>
          </table:table-cell>
          <table:table-cell table:number-columns-repeated="100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8:02:57.2096864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9:14:14.020921825</meta:creation-date>
    <dc:date>2014-05-07T09:47:29.577137017</dc:date>
    <meta:editing-duration>PT37M50S</meta:editing-duration>
    <meta:editing-cycles>22</meta:editing-cycles>
    <meta:generator>LibreOffice/4.2.3.3$Linux_X86_64 LibreOffice_project/420$Build-3</meta:generator>
    <meta:document-statistic meta:table-count="1" meta:cell-count="344" meta:object-count="0"/>
  </office:meta>
</office:document-meta>
</file>